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solid" draw:fill-color="#5b9bd5" draw:shadow="hidden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3cm" fo:padding-bottom="0.3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solid" draw:fill-color="#ffffff" draw:opacity="0%" draw:shadow="hidden"/>
    </style:style>
    <style:style style:name="gr6" style:family="graphic" style:parent-style-name="standard">
      <style:graphic-properties draw:stroke="none" draw:fill="none" draw:textarea-vertical-align="middle" fo:min-height="0.423cm" fo:min-width="2.54cm" fo:padding-top="0cm" fo:padding-bottom="0cm" fo:padding-left="0.3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shadow="hidden"/>
    </style:style>
    <style:style style:name="gr8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/>
    </style:style>
    <style:style style:name="gr9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b9bd5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loext:opacity="100%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xml:id="id11" draw:id="id11">
          <draw:polygon draw:style-name="gr1" draw:text-style-name="P1" draw:layer="layout" svg:width="8.25cm" svg:height="10.463cm" svg:x="2.25cm" svg:y="2.522cm" svg:viewBox="0 0 8251 10464" draw:points="0,10464 8251,10464 8251,0 0,0">
            <text:p/>
          </draw:polygon>
          <draw:polygon draw:style-name="gr2" draw:text-style-name="P2" draw:layer="layout" svg:width="8.25cm" svg:height="10.463cm" svg:x="2.25cm" svg:y="2.522cm" svg:viewBox="0 0 8251 10464" draw:points="0,10464 8251,10464 8251,0 0,0">
            <text:p/>
          </draw:polygon>
        </draw:g>
        <draw:g>
          <draw:polygon draw:style-name="gr3" draw:text-style-name="P3" draw:layer="layout" svg:width="8.25cm" svg:height="1.108cm" svg:x="2.25cm" svg:y="1.415cm" svg:viewBox="0 0 8251 1109" draw:points="0,1109 8251,1109 8251,0 0,0">
            <text:p/>
          </draw:polygon>
          <draw:polygon draw:style-name="gr2" draw:text-style-name="P2" draw:layer="layout" svg:width="8.25cm" svg:height="1.108cm" svg:x="2.25cm" svg:y="1.415cm" svg:viewBox="0 0 8251 1109" draw:points="0,1109 8251,1109 8251,0 0,0">
            <text:p/>
          </draw:polygon>
        </draw:g>
        <draw:frame draw:style-name="gr4" draw:text-style-name="P2" draw:layer="layout" svg:width="8.25cm" svg:height="1.109cm" svg:x="2.25cm" svg:y="1.415cm">
          <draw:text-box>
            <text:p text:style-name="P4"><text:span text:style-name="T1">Map</text:span></text:p>
          </draw:text-box>
        </draw:frame>
        <draw:g>
          <draw:polygon draw:style-name="gr5" draw:text-style-name="P5" draw:layer="layout" svg:width="8.05cm" svg:height="0.423cm" svg:x="2.35cm" svg:y="2.622cm" svg:viewBox="0 0 8051 424" draw:points="0,424 8051,424 8051,0 0,0">
            <text:p/>
          </draw:polygon>
          <draw:frame draw:style-name="gr6" draw:text-style-name="P2" draw:layer="layout" svg:width="8.05cm" svg:height="0.423cm" svg:x="2.35cm" svg:y="2.622cm">
            <draw:text-box>
              <text:p text:style-name="P4"><text:span text:style-name="T2">-myMap : MapElement[][]</text:span></text:p>
            </draw:text-box>
          </draw:frame>
        </draw:g>
        <draw:g>
          <draw:polygon draw:style-name="gr7" draw:text-style-name="P6" draw:layer="layout" svg:width="8.048cm" svg:height="0cm" svg:x="2.35cm" svg:y="5.213cm" svg:viewBox="0 0 8049 0" draw:points="0,0 8049,0">
            <text:p/>
          </draw:polygon>
          <draw:line draw:style-name="gr8" draw:text-style-name="P2" draw:layer="layout" svg:x1="2.35cm" svg:y1="5.213cm" svg:x2="10.399cm" svg:y2="5.213cm">
            <text:p/>
          </draw:line>
        </draw:g>
        <draw:g>
          <draw:polygon draw:style-name="gr5" draw:text-style-name="P5" draw:layer="layout" svg:width="8.05cm" svg:height="0.423cm" svg:x="2.35cm" svg:y="5.263cm" svg:viewBox="0 0 8051 424" draw:points="0,424 8051,424 8051,0 0,0">
            <text:p/>
          </draw:polygon>
          <draw:frame draw:style-name="gr6" draw:text-style-name="P2" draw:layer="layout" svg:width="8.05cm" svg:height="0.423cm" svg:x="2.35cm" svg:y="5.263cm">
            <draw:text-box>
              <text:p text:style-name="P4"><text:span text:style-name="T2">+Map()</text:span></text:p>
            </draw:text-box>
          </draw:frame>
        </draw:g>
        <draw:g xml:id="id10" draw:id="id10">
          <draw:polygon draw:style-name="gr1" draw:text-style-name="P1" draw:layer="layout" svg:width="6.5cm" svg:height="8.346cm" svg:x="12.15cm" svg:y="2.581cm" svg:viewBox="0 0 6501 8347" draw:points="0,8347 6501,8347 6501,0 0,0">
            <text:p/>
          </draw:polygon>
          <draw:polygon draw:style-name="gr2" draw:text-style-name="P2" draw:layer="layout" svg:width="6.5cm" svg:height="8.346cm" svg:x="12.15cm" svg:y="2.581cm" svg:viewBox="0 0 6501 8347" draw:points="0,8347 6501,8347 6501,0 0,0">
            <text:p/>
          </draw:polygon>
        </draw:g>
        <draw:g>
          <draw:polygon draw:style-name="gr3" draw:text-style-name="P3" draw:layer="layout" svg:width="6.5cm" svg:height="1.108cm" svg:x="12.15cm" svg:y="1.473cm" svg:viewBox="0 0 6501 1109" draw:points="0,1109 6501,1109 6501,0 0,0">
            <text:p/>
          </draw:polygon>
          <draw:polygon draw:style-name="gr2" draw:text-style-name="P2" draw:layer="layout" svg:width="6.5cm" svg:height="1.108cm" svg:x="12.15cm" svg:y="1.473cm" svg:viewBox="0 0 6501 1109" draw:points="0,1109 6501,1109 6501,0 0,0">
            <text:p/>
          </draw:polygon>
        </draw:g>
        <draw:frame draw:style-name="gr4" draw:text-style-name="P2" draw:layer="layout" svg:width="6.5cm" svg:height="1.109cm" svg:x="12.15cm" svg:y="1.473cm">
          <draw:text-box>
            <text:p text:style-name="P4"><text:span text:style-name="T1">Game</text:span></text:p>
          </draw:text-box>
        </draw:frame>
        <draw:g>
          <draw:polygon draw:style-name="gr5" draw:text-style-name="P5" draw:layer="layout" svg:width="6.3cm" svg:height="0.423cm" svg:x="12.25cm" svg:y="6.069cm" svg:viewBox="0 0 6301 424" draw:points="0,424 6301,424 6301,0 0,0">
            <text:p/>
          </draw:polygon>
          <draw:frame draw:style-name="gr6" draw:text-style-name="P2" draw:layer="layout" svg:width="6.3cm" svg:height="0.423cm" svg:x="12.25cm" svg:y="6.069cm">
            <draw:text-box>
              <text:p text:style-name="P4"><text:span text:style-name="T2">-imageHashMap : HashMap</text:span></text:p>
            </draw:text-box>
          </draw:frame>
        </draw:g>
        <draw:g>
          <draw:polygon draw:style-name="gr7" draw:text-style-name="P6" draw:layer="layout" svg:width="6.299cm" svg:height="0cm" svg:x="12.25cm" svg:y="7.389cm" svg:viewBox="0 0 6300 0" draw:points="0,0 6300,0">
            <text:p/>
          </draw:polygon>
          <draw:line draw:style-name="gr8" draw:text-style-name="P2" draw:layer="layout" svg:x1="12.25cm" svg:y1="7.389cm" svg:x2="18.55cm" svg:y2="7.389cm">
            <text:p/>
          </draw:line>
        </draw:g>
        <draw:g>
          <draw:polygon draw:style-name="gr5" draw:text-style-name="P5" draw:layer="layout" svg:width="6.3cm" svg:height="0.423cm" svg:x="12.25cm" svg:y="7.439cm" svg:viewBox="0 0 6301 424" draw:points="0,424 6301,424 6301,0 0,0">
            <text:p/>
          </draw:polygon>
          <draw:frame draw:style-name="gr6" draw:text-style-name="P2" draw:layer="layout" svg:width="6.3cm" svg:height="0.423cm" svg:x="12.25cm" svg:y="7.439cm">
            <draw:text-box>
              <text:p text:style-name="P4"><text:span text:style-name="T2">+Game()</text:span></text:p>
            </draw:text-box>
          </draw:frame>
        </draw:g>
        <draw:g>
          <draw:polygon draw:style-name="gr1" draw:text-style-name="P1" draw:layer="layout" svg:width="2.8cm" svg:height="0.723cm" svg:x="2cm" svg:y="28.342cm" svg:viewBox="0 0 2801 724" draw:points="0,724 2801,724 2801,0 0,0">
            <text:p/>
          </draw:polygon>
          <draw:polygon draw:style-name="gr2" draw:text-style-name="P2" draw:layer="layout" svg:width="2.8cm" svg:height="0.723cm" svg:x="2cm" svg:y="28.342cm" svg:viewBox="0 0 2801 724" draw:points="0,724 2801,724 2801,0 0,0">
            <text:p/>
          </draw:polygon>
        </draw:g>
        <draw:g>
          <draw:polygon draw:style-name="gr3" draw:text-style-name="P3" draw:layer="layout" svg:width="2.8cm" svg:height="1.108cm" svg:x="2cm" svg:y="27.234cm" svg:viewBox="0 0 2801 1109" draw:points="0,1109 2801,1109 2801,0 0,0">
            <text:p/>
          </draw:polygon>
          <draw:polygon draw:style-name="gr2" draw:text-style-name="P2" draw:layer="layout" svg:width="2.8cm" svg:height="1.108cm" svg:x="2cm" svg:y="27.234cm" svg:viewBox="0 0 2801 1109" draw:points="0,1109 2801,1109 2801,0 0,0">
            <text:p/>
          </draw:polygon>
        </draw:g>
        <draw:frame draw:style-name="gr4" draw:text-style-name="P2" xml:id="id1" draw:id="id1" draw:layer="layout" svg:width="2.8cm" svg:height="1.109cm" svg:x="2cm" svg:y="27.234cm">
          <draw:text-box>
            <text:p text:style-name="P4"><text:span text:style-name="T1">Wall</text:span></text:p>
          </draw:text-box>
        </draw:frame>
        <draw:g>
          <draw:polygon draw:style-name="gr7" draw:text-style-name="P6" draw:layer="layout" svg:width="2.598cm" svg:height="0cm" svg:x="2.1cm" svg:y="28.491cm" svg:viewBox="0 0 2599 0" draw:points="0,0 2599,0">
            <text:p/>
          </draw:polygon>
          <draw:line draw:style-name="gr8" draw:text-style-name="P2" draw:layer="layout" svg:x1="2.1cm" svg:y1="28.491cm" svg:x2="4.699cm" svg:y2="28.491cm">
            <text:p/>
          </draw:line>
        </draw:g>
        <draw:g>
          <draw:polygon draw:style-name="gr5" draw:text-style-name="P5" draw:layer="layout" svg:width="2.6cm" svg:height="0.423cm" svg:x="2.1cm" svg:y="28.541cm" svg:viewBox="0 0 2601 424" draw:points="0,424 2601,424 2601,0 0,0">
            <text:p/>
          </draw:polygon>
          <draw:frame draw:style-name="gr6" draw:text-style-name="P2" draw:layer="layout" svg:width="2.6cm" svg:height="0.423cm" svg:x="2.1cm" svg:y="28.541cm">
            <draw:text-box>
              <text:p text:style-name="P4"><text:span text:style-name="T2">+Wall()</text:span></text:p>
            </draw:text-box>
          </draw:frame>
        </draw:g>
        <draw:g>
          <draw:polygon draw:style-name="gr1" draw:text-style-name="P1" draw:layer="layout" svg:width="7.7cm" svg:height="10.886cm" svg:x="2.1cm" svg:y="14.663cm" svg:viewBox="0 0 7701 10887" draw:points="0,10887 7701,10887 7701,0 0,0">
            <text:p/>
          </draw:polygon>
          <draw:polygon draw:style-name="gr2" draw:text-style-name="P2" draw:layer="layout" svg:width="7.7cm" svg:height="10.886cm" svg:x="2.1cm" svg:y="14.663cm" svg:viewBox="0 0 7701 10887" draw:points="0,10887 7701,10887 7701,0 0,0">
            <text:p/>
          </draw:polygon>
        </draw:g>
        <draw:g>
          <draw:polygon draw:style-name="gr3" draw:text-style-name="P3" draw:layer="layout" svg:width="7.7cm" svg:height="1.108cm" svg:x="2.1cm" svg:y="13.555cm" svg:viewBox="0 0 7701 1109" draw:points="0,1109 7701,1109 7701,0 0,0">
            <text:p/>
          </draw:polygon>
          <draw:polygon draw:style-name="gr2" draw:text-style-name="P2" draw:layer="layout" svg:width="7.7cm" svg:height="1.108cm" svg:x="2.1cm" svg:y="13.555cm" svg:viewBox="0 0 7701 1109" draw:points="0,1109 7701,1109 7701,0 0,0">
            <text:p/>
          </draw:polygon>
        </draw:g>
        <draw:frame draw:style-name="gr4" draw:text-style-name="P2" xml:id="id12" draw:id="id12" draw:layer="layout" svg:width="7.7cm" svg:height="1.109cm" svg:x="2.1cm" svg:y="13.555cm">
          <draw:text-box>
            <text:p text:style-name="P4"><text:span text:style-name="T1">MapElement</text:span></text:p>
          </draw:text-box>
        </draw:frame>
        <draw:g>
          <draw:polygon draw:style-name="gr5" draw:text-style-name="P5" draw:layer="layout" svg:width="7.5cm" svg:height="0.423cm" svg:x="2.2cm" svg:y="14.763cm" svg:viewBox="0 0 7501 424" draw:points="0,424 7501,424 7501,0 0,0">
            <text:p/>
          </draw:polygon>
          <draw:frame draw:style-name="gr6" draw:text-style-name="P2" draw:layer="layout" svg:width="7.5cm" svg:height="0.423cm" svg:x="2.2cm" svg:y="14.763cm">
            <draw:text-box>
              <text:p text:style-name="P4"><text:span text:style-name="T2">-canBePushed : boolean</text:span></text:p>
            </draw:text-box>
          </draw:frame>
        </draw:g>
        <draw:g>
          <draw:polygon draw:style-name="gr7" draw:text-style-name="P6" draw:layer="layout" svg:width="7.498cm" svg:height="0cm" svg:x="2.2cm" svg:y="18.2cm" svg:viewBox="0 0 7499 0" draw:points="0,0 7499,0">
            <text:p/>
          </draw:polygon>
          <draw:line draw:style-name="gr8" draw:text-style-name="P2" draw:layer="layout" svg:x1="2.2cm" svg:y1="18.2cm" svg:x2="9.699cm" svg:y2="18.2cm">
            <text:p/>
          </draw:line>
        </draw:g>
        <draw:g>
          <draw:polygon draw:style-name="gr5" draw:text-style-name="P5" draw:layer="layout" svg:width="7.5cm" svg:height="0.423cm" svg:x="2.2cm" svg:y="22.485cm" svg:viewBox="0 0 7501 424" draw:points="0,424 7501,424 7501,0 0,0">
            <text:p/>
          </draw:polygon>
          <draw:frame draw:style-name="gr6" draw:text-style-name="P2" draw:layer="layout" svg:width="7.5cm" svg:height="0.423cm" svg:x="2.2cm" svg:y="22.485cm">
            <draw:text-box>
              <text:p text:style-name="P4"><text:span text:style-name="T2">+setImgFilename(fileName:String) : void</text:span></text:p>
            </draw:text-box>
          </draw:frame>
        </draw:g>
        <draw:g>
          <draw:polygon draw:style-name="gr1" draw:text-style-name="P1" draw:layer="layout" svg:width="2.5cm" svg:height="0.723cm" svg:x="5.175cm" svg:y="28.342cm" svg:viewBox="0 0 2501 724" draw:points="0,724 2501,724 2501,0 0,0">
            <text:p/>
          </draw:polygon>
          <draw:polygon draw:style-name="gr2" draw:text-style-name="P2" draw:layer="layout" svg:width="2.5cm" svg:height="0.723cm" svg:x="5.175cm" svg:y="28.342cm" svg:viewBox="0 0 2501 724" draw:points="0,724 2501,724 2501,0 0,0">
            <text:p/>
          </draw:polygon>
        </draw:g>
        <draw:g>
          <draw:polygon draw:style-name="gr3" draw:text-style-name="P3" draw:layer="layout" svg:width="2.5cm" svg:height="1.108cm" svg:x="5.175cm" svg:y="27.234cm" svg:viewBox="0 0 2501 1109" draw:points="0,1109 2501,1109 2501,0 0,0">
            <text:p/>
          </draw:polygon>
          <draw:polygon draw:style-name="gr2" draw:text-style-name="P2" draw:layer="layout" svg:width="2.5cm" svg:height="1.108cm" svg:x="5.175cm" svg:y="27.234cm" svg:viewBox="0 0 2501 1109" draw:points="0,1109 2501,1109 2501,0 0,0">
            <text:p/>
          </draw:polygon>
        </draw:g>
        <draw:frame draw:style-name="gr4" draw:text-style-name="P2" xml:id="id3" draw:id="id3" draw:layer="layout" svg:width="2.5cm" svg:height="1.109cm" svg:x="5.175cm" svg:y="27.234cm">
          <draw:text-box>
            <text:p text:style-name="P4"><text:span text:style-name="T1">Crate</text:span></text:p>
          </draw:text-box>
        </draw:frame>
        <draw:g>
          <draw:polygon draw:style-name="gr7" draw:text-style-name="P6" draw:layer="layout" svg:width="2.299cm" svg:height="0cm" svg:x="5.275cm" svg:y="28.491cm" svg:viewBox="0 0 2300 0" draw:points="0,0 2300,0">
            <text:p/>
          </draw:polygon>
          <draw:line draw:style-name="gr8" draw:text-style-name="P2" draw:layer="layout" svg:x1="5.275cm" svg:y1="28.491cm" svg:x2="7.575cm" svg:y2="28.491cm">
            <text:p/>
          </draw:line>
        </draw:g>
        <draw:g>
          <draw:polygon draw:style-name="gr5" draw:text-style-name="P5" draw:layer="layout" svg:width="2.3cm" svg:height="0.423cm" svg:x="5.275cm" svg:y="28.541cm" svg:viewBox="0 0 2301 424" draw:points="0,424 2301,424 2301,0 0,0">
            <text:p/>
          </draw:polygon>
          <draw:frame draw:style-name="gr6" draw:text-style-name="P2" draw:layer="layout" svg:width="2.3cm" svg:height="0.423cm" svg:x="5.275cm" svg:y="28.541cm">
            <draw:text-box>
              <text:p text:style-name="P4"><text:span text:style-name="T2">+Create()</text:span></text:p>
            </draw:text-box>
          </draw:frame>
        </draw:g>
        <draw:g>
          <draw:polygon draw:style-name="gr1" draw:text-style-name="P1" draw:layer="layout" svg:width="2.6cm" svg:height="0.723cm" svg:x="8.05cm" svg:y="28.342cm" svg:viewBox="0 0 2601 724" draw:points="0,724 2601,724 2601,0 0,0">
            <text:p/>
          </draw:polygon>
          <draw:polygon draw:style-name="gr2" draw:text-style-name="P2" draw:layer="layout" svg:width="2.6cm" svg:height="0.723cm" svg:x="8.05cm" svg:y="28.342cm" svg:viewBox="0 0 2601 724" draw:points="0,724 2601,724 2601,0 0,0">
            <text:p/>
          </draw:polygon>
        </draw:g>
        <draw:g>
          <draw:polygon draw:style-name="gr3" draw:text-style-name="P3" draw:layer="layout" svg:width="2.6cm" svg:height="1.108cm" svg:x="8.05cm" svg:y="27.234cm" svg:viewBox="0 0 2601 1109" draw:points="0,1109 2601,1109 2601,0 0,0">
            <text:p/>
          </draw:polygon>
          <draw:polygon draw:style-name="gr2" draw:text-style-name="P2" draw:layer="layout" svg:width="2.6cm" svg:height="1.108cm" svg:x="8.05cm" svg:y="27.234cm" svg:viewBox="0 0 2601 1109" draw:points="0,1109 2601,1109 2601,0 0,0">
            <text:p/>
          </draw:polygon>
        </draw:g>
        <draw:frame draw:style-name="gr4" draw:text-style-name="P2" xml:id="id4" draw:id="id4" draw:layer="layout" svg:width="2.6cm" svg:height="1.109cm" svg:x="8.05cm" svg:y="27.234cm">
          <draw:text-box>
            <text:p text:style-name="P4"><text:span text:style-name="T1">Player</text:span></text:p>
          </draw:text-box>
        </draw:frame>
        <draw:g>
          <draw:polygon draw:style-name="gr7" draw:text-style-name="P6" draw:layer="layout" svg:width="2.399cm" svg:height="0cm" svg:x="8.15cm" svg:y="28.491cm" svg:viewBox="0 0 2400 0" draw:points="0,0 2400,0">
            <text:p/>
          </draw:polygon>
          <draw:line draw:style-name="gr8" draw:text-style-name="P2" draw:layer="layout" svg:x1="8.15cm" svg:y1="28.491cm" svg:x2="10.55cm" svg:y2="28.491cm">
            <text:p/>
          </draw:line>
        </draw:g>
        <draw:g>
          <draw:polygon draw:style-name="gr5" draw:text-style-name="P5" draw:layer="layout" svg:width="2.4cm" svg:height="0.423cm" svg:x="8.15cm" svg:y="28.541cm" svg:viewBox="0 0 2401 424" draw:points="0,424 2401,424 2401,0 0,0">
            <text:p/>
          </draw:polygon>
          <draw:frame draw:style-name="gr6" draw:text-style-name="P2" draw:layer="layout" svg:width="2.4cm" svg:height="0.423cm" svg:x="8.15cm" svg:y="28.541cm">
            <draw:text-box>
              <text:p text:style-name="P4"><text:span text:style-name="T2">+Player()</text:span></text:p>
            </draw:text-box>
          </draw:frame>
        </draw:g>
        <draw:g>
          <draw:polygon draw:style-name="gr1" draw:text-style-name="P1" draw:layer="layout" svg:width="2.5cm" svg:height="0.723cm" svg:x="11.025cm" svg:y="28.342cm" svg:viewBox="0 0 2501 724" draw:points="0,724 2501,724 2501,0 0,0">
            <text:p/>
          </draw:polygon>
          <draw:polygon draw:style-name="gr2" draw:text-style-name="P2" draw:layer="layout" svg:width="2.5cm" svg:height="0.723cm" svg:x="11.025cm" svg:y="28.342cm" svg:viewBox="0 0 2501 724" draw:points="0,724 2501,724 2501,0 0,0">
            <text:p/>
          </draw:polygon>
        </draw:g>
        <draw:g>
          <draw:polygon draw:style-name="gr3" draw:text-style-name="P3" draw:layer="layout" svg:width="2.5cm" svg:height="1.108cm" svg:x="11.025cm" svg:y="27.234cm" svg:viewBox="0 0 2501 1109" draw:points="0,1109 2501,1109 2501,0 0,0">
            <text:p/>
          </draw:polygon>
          <draw:polygon draw:style-name="gr2" draw:text-style-name="P2" draw:layer="layout" svg:width="2.5cm" svg:height="1.108cm" svg:x="11.025cm" svg:y="27.234cm" svg:viewBox="0 0 2501 1109" draw:points="0,1109 2501,1109 2501,0 0,0">
            <text:p/>
          </draw:polygon>
        </draw:g>
        <draw:frame draw:style-name="gr4" draw:text-style-name="P2" xml:id="id6" draw:id="id6" draw:layer="layout" svg:width="2.5cm" svg:height="1.109cm" svg:x="11.025cm" svg:y="27.234cm">
          <draw:text-box>
            <text:p text:style-name="P4"><text:span text:style-name="T1">Floor</text:span></text:p>
          </draw:text-box>
        </draw:frame>
        <draw:g>
          <draw:polygon draw:style-name="gr7" draw:text-style-name="P6" draw:layer="layout" svg:width="2.299cm" svg:height="0cm" svg:x="11.125cm" svg:y="28.491cm" svg:viewBox="0 0 2300 0" draw:points="0,0 2300,0">
            <text:p/>
          </draw:polygon>
          <draw:line draw:style-name="gr8" draw:text-style-name="P2" draw:layer="layout" svg:x1="11.125cm" svg:y1="28.491cm" svg:x2="13.425cm" svg:y2="28.491cm">
            <text:p/>
          </draw:line>
        </draw:g>
        <draw:g>
          <draw:polygon draw:style-name="gr5" draw:text-style-name="P5" draw:layer="layout" svg:width="2.3cm" svg:height="0.423cm" svg:x="11.125cm" svg:y="28.541cm" svg:viewBox="0 0 2301 424" draw:points="0,424 2301,424 2301,0 0,0">
            <text:p/>
          </draw:polygon>
          <draw:frame draw:style-name="gr6" draw:text-style-name="P2" draw:layer="layout" svg:width="2.3cm" svg:height="0.423cm" svg:x="11.125cm" svg:y="28.541cm">
            <draw:text-box>
              <text:p text:style-name="P4"><text:span text:style-name="T2">+Floor()</text:span></text:p>
            </draw:text-box>
          </draw:frame>
        </draw:g>
        <draw:g>
          <draw:polygon draw:style-name="gr1" draw:text-style-name="P1" draw:layer="layout" svg:width="2.9cm" svg:height="0.723cm" svg:x="13.9cm" svg:y="28.342cm" svg:viewBox="0 0 2901 724" draw:points="0,724 2901,724 2901,0 0,0">
            <text:p/>
          </draw:polygon>
          <draw:polygon draw:style-name="gr2" draw:text-style-name="P2" draw:layer="layout" svg:width="2.9cm" svg:height="0.723cm" svg:x="13.9cm" svg:y="28.342cm" svg:viewBox="0 0 2901 724" draw:points="0,724 2901,724 2901,0 0,0">
            <text:p/>
          </draw:polygon>
        </draw:g>
        <draw:g>
          <draw:polygon draw:style-name="gr3" draw:text-style-name="P3" draw:layer="layout" svg:width="2.9cm" svg:height="1.108cm" svg:x="13.9cm" svg:y="27.234cm" svg:viewBox="0 0 2901 1109" draw:points="0,1109 2901,1109 2901,0 0,0">
            <text:p/>
          </draw:polygon>
          <draw:polygon draw:style-name="gr2" draw:text-style-name="P2" draw:layer="layout" svg:width="2.9cm" svg:height="1.108cm" svg:x="13.9cm" svg:y="27.234cm" svg:viewBox="0 0 2901 1109" draw:points="0,1109 2901,1109 2901,0 0,0">
            <text:p/>
          </draw:polygon>
        </draw:g>
        <draw:frame draw:style-name="gr4" draw:text-style-name="P2" xml:id="id8" draw:id="id8" draw:layer="layout" svg:width="2.9cm" svg:height="1.109cm" svg:x="13.9cm" svg:y="27.234cm">
          <draw:text-box>
            <text:p text:style-name="P4"><text:span text:style-name="T1">Diamond</text:span></text:p>
          </draw:text-box>
        </draw:frame>
        <draw:g>
          <draw:polygon draw:style-name="gr7" draw:text-style-name="P6" draw:layer="layout" svg:width="2.699cm" svg:height="0cm" svg:x="14cm" svg:y="28.491cm" svg:viewBox="0 0 2700 0" draw:points="0,0 2700,0">
            <text:p/>
          </draw:polygon>
          <draw:line draw:style-name="gr8" draw:text-style-name="P2" draw:layer="layout" svg:x1="14cm" svg:y1="28.491cm" svg:x2="16.7cm" svg:y2="28.491cm">
            <text:p/>
          </draw:line>
        </draw:g>
        <draw:g>
          <draw:polygon draw:style-name="gr5" draw:text-style-name="P5" draw:layer="layout" svg:width="2.7cm" svg:height="0.423cm" svg:x="14cm" svg:y="28.541cm" svg:viewBox="0 0 2701 424" draw:points="0,424 2701,424 2701,0 0,0">
            <text:p/>
          </draw:polygon>
          <draw:frame draw:style-name="gr6" draw:text-style-name="P2" draw:layer="layout" svg:width="2.7cm" svg:height="0.423cm" svg:x="14cm" svg:y="28.541cm">
            <draw:text-box>
              <text:p text:style-name="P4"><text:span text:style-name="T2">+Diamond()</text:span></text:p>
            </draw:text-box>
          </draw:frame>
        </draw:g>
        <draw:g>
          <draw:polygon draw:style-name="gr5" draw:text-style-name="P5" draw:layer="layout" svg:width="7.5cm" svg:height="0.423cm" svg:x="2.2cm" svg:y="16.456cm" svg:viewBox="0 0 7501 424" draw:points="0,424 7501,424 7501,0 0,0">
            <text:p/>
          </draw:polygon>
          <draw:frame draw:style-name="gr6" draw:text-style-name="P2" draw:layer="layout" svg:width="7.5cm" svg:height="0.423cm" svg:x="2.2cm" svg:y="16.456cm">
            <draw:text-box>
              <text:p text:style-name="P4"><text:span text:style-name="T2">-symbol : string</text:span></text:p>
            </draw:text-box>
          </draw:frame>
        </draw:g>
        <draw:g>
          <draw:polygon draw:style-name="gr5" draw:text-style-name="P5" draw:layer="layout" svg:width="7.5cm" svg:height="0.423cm" svg:x="2.2cm" svg:y="15.186cm" svg:viewBox="0 0 7501 424" draw:points="0,424 7501,424 7501,0 0,0">
            <text:p/>
          </draw:polygon>
          <draw:frame draw:style-name="gr6" draw:text-style-name="P2" draw:layer="layout" svg:width="7.5cm" svg:height="0.423cm" svg:x="2.2cm" svg:y="15.186cm">
            <draw:text-box>
              <text:p text:style-name="P4"><text:span text:style-name="T2">-imgFilename : String</text:span></text:p>
            </draw:text-box>
          </draw:frame>
        </draw:g>
        <draw:g>
          <draw:polygon draw:style-name="gr5" draw:text-style-name="P5" draw:layer="layout" svg:width="7.5cm" svg:height="0.423cm" svg:x="2.2cm" svg:y="15.61cm" svg:viewBox="0 0 7501 424" draw:points="0,424 7501,424 7501,0 0,0">
            <text:p/>
          </draw:polygon>
          <draw:frame draw:style-name="gr6" draw:text-style-name="P2" draw:layer="layout" svg:width="7.5cm" svg:height="0.423cm" svg:x="2.2cm" svg:y="15.61cm">
            <draw:text-box>
              <text:p text:style-name="P4"><text:span text:style-name="T2">-isDestination : boolean</text:span></text:p>
            </draw:text-box>
          </draw:frame>
        </draw:g>
        <draw:g>
          <draw:polygon draw:style-name="gr5" draw:text-style-name="P5" draw:layer="layout" svg:width="7.5cm" svg:height="0.423cm" svg:x="2.2cm" svg:y="16.033cm" svg:viewBox="0 0 7501 424" draw:points="0,424 7501,424 7501,0 0,0">
            <text:p/>
          </draw:polygon>
          <draw:frame draw:style-name="gr6" draw:text-style-name="P2" draw:layer="layout" svg:width="7.5cm" svg:height="0.423cm" svg:x="2.2cm" svg:y="16.033cm">
            <draw:text-box>
              <text:p text:style-name="P4"><text:span text:style-name="T2">-obs : boolean</text:span></text:p>
            </draw:text-box>
          </draw:frame>
        </draw:g>
        <draw:g>
          <draw:polygon draw:style-name="gr5" draw:text-style-name="P5" draw:layer="layout" svg:width="7.5cm" svg:height="0.423cm" svg:x="2.2cm" svg:y="16.88cm" svg:viewBox="0 0 7501 424" draw:points="0,424 7501,424 7501,0 0,0">
            <text:p/>
          </draw:polygon>
          <draw:frame draw:style-name="gr6" draw:text-style-name="P2" draw:layer="layout" svg:width="7.5cm" svg:height="0.423cm" svg:x="2.2cm" svg:y="16.88cm">
            <draw:text-box>
              <text:p text:style-name="P4"><text:span text:style-name="T2">-underneath : MapElement</text:span></text:p>
            </draw:text-box>
          </draw:frame>
        </draw:g>
        <draw:g>
          <draw:polygon draw:style-name="gr5" draw:text-style-name="P5" draw:layer="layout" svg:width="7.5cm" svg:height="0.423cm" svg:x="2.2cm" svg:y="17.303cm" svg:viewBox="0 0 7501 424" draw:points="0,424 7501,424 7501,0 0,0">
            <text:p/>
          </draw:polygon>
          <draw:frame draw:style-name="gr6" draw:text-style-name="P2" draw:layer="layout" svg:width="7.5cm" svg:height="0.423cm" svg:x="2.2cm" svg:y="17.303cm">
            <draw:text-box>
              <text:p text:style-name="P4"><text:span text:style-name="T2">-x : int</text:span></text:p>
            </draw:text-box>
          </draw:frame>
        </draw:g>
        <draw:g>
          <draw:polygon draw:style-name="gr5" draw:text-style-name="P5" draw:layer="layout" svg:width="7.5cm" svg:height="0.423cm" svg:x="2.2cm" svg:y="17.727cm" svg:viewBox="0 0 7501 424" draw:points="0,424 7501,424 7501,0 0,0">
            <text:p/>
          </draw:polygon>
          <draw:frame draw:style-name="gr6" draw:text-style-name="P2" draw:layer="layout" svg:width="7.5cm" svg:height="0.423cm" svg:x="2.2cm" svg:y="17.727cm">
            <draw:text-box>
              <text:p text:style-name="P4"><text:span text:style-name="T2">-y : int</text:span></text:p>
            </draw:text-box>
          </draw:frame>
        </draw:g>
        <draw:g>
          <draw:polygon draw:style-name="gr5" draw:text-style-name="P5" draw:layer="layout" svg:width="7.5cm" svg:height="0.423cm" svg:x="2.2cm" svg:y="18.25cm" svg:viewBox="0 0 7501 424" draw:points="0,424 7501,424 7501,0 0,0">
            <text:p/>
          </draw:polygon>
          <draw:frame draw:style-name="gr6" draw:text-style-name="P2" draw:layer="layout" svg:width="7.5cm" svg:height="0.423cm" svg:x="2.2cm" svg:y="18.25cm">
            <draw:text-box>
              <text:p text:style-name="P4"><text:span text:style-name="T2">+MapElement()</text:span></text:p>
            </draw:text-box>
          </draw:frame>
        </draw:g>
        <draw:g>
          <draw:polygon draw:style-name="gr5" draw:text-style-name="P5" draw:layer="layout" svg:width="7.5cm" svg:height="0.423cm" svg:x="2.2cm" svg:y="22.061cm" svg:viewBox="0 0 7501 424" draw:points="0,424 7501,424 7501,0 0,0">
            <text:p/>
          </draw:polygon>
          <draw:frame draw:style-name="gr6" draw:text-style-name="P2" draw:layer="layout" svg:width="7.5cm" svg:height="0.423cm" svg:x="2.2cm" svg:y="22.061cm">
            <draw:text-box>
              <text:p text:style-name="P4"><text:span text:style-name="T2">+setCanBePushed(value:boolean) : void</text:span></text:p>
            </draw:text-box>
          </draw:frame>
        </draw:g>
        <draw:g>
          <draw:polygon draw:style-name="gr5" draw:text-style-name="P5" draw:layer="layout" svg:width="7.5cm" svg:height="0.423cm" svg:x="2.2cm" svg:y="18.674cm" svg:viewBox="0 0 7501 424" draw:points="0,424 7501,424 7501,0 0,0">
            <text:p/>
          </draw:polygon>
          <draw:frame draw:style-name="gr6" draw:text-style-name="P2" draw:layer="layout" svg:width="7.5cm" svg:height="0.423cm" svg:x="2.2cm" svg:y="18.674cm">
            <draw:text-box>
              <text:p text:style-name="P4"><text:span text:style-name="T2">+getCanBePushed() : boolean</text:span></text:p>
            </draw:text-box>
          </draw:frame>
        </draw:g>
        <draw:g>
          <draw:polygon draw:style-name="gr5" draw:text-style-name="P5" draw:layer="layout" svg:width="7.5cm" svg:height="0.423cm" svg:x="2.2cm" svg:y="21.638cm" svg:viewBox="0 0 7501 424" draw:points="0,424 7501,424 7501,0 0,0">
            <text:p/>
          </draw:polygon>
          <draw:frame draw:style-name="gr6" draw:text-style-name="P2" draw:layer="layout" svg:width="7.5cm" svg:height="0.423cm" svg:x="2.2cm" svg:y="21.638cm">
            <draw:text-box>
              <text:p text:style-name="P4"><text:span text:style-name="T2">+getY() : int</text:span></text:p>
            </draw:text-box>
          </draw:frame>
        </draw:g>
        <draw:g>
          <draw:polygon draw:style-name="gr5" draw:text-style-name="P5" draw:layer="layout" svg:width="7.5cm" svg:height="0.423cm" svg:x="2.2cm" svg:y="21.215cm" svg:viewBox="0 0 7501 424" draw:points="0,424 7501,424 7501,0 0,0">
            <text:p/>
          </draw:polygon>
          <draw:frame draw:style-name="gr6" draw:text-style-name="P2" draw:layer="layout" svg:width="7.5cm" svg:height="0.423cm" svg:x="2.2cm" svg:y="21.215cm">
            <draw:text-box>
              <text:p text:style-name="P4"><text:span text:style-name="T2">+getX() : int</text:span></text:p>
            </draw:text-box>
          </draw:frame>
        </draw:g>
        <draw:g>
          <draw:polygon draw:style-name="gr5" draw:text-style-name="P5" draw:layer="layout" svg:width="7.5cm" svg:height="0.423cm" svg:x="2.2cm" svg:y="19.097cm" svg:viewBox="0 0 7501 424" draw:points="0,424 7501,424 7501,0 0,0">
            <text:p/>
          </draw:polygon>
          <draw:frame draw:style-name="gr6" draw:text-style-name="P2" draw:layer="layout" svg:width="7.5cm" svg:height="0.423cm" svg:x="2.2cm" svg:y="19.097cm">
            <draw:text-box>
              <text:p text:style-name="P4"><text:span text:style-name="T2">+getImgFilename() : String</text:span></text:p>
            </draw:text-box>
          </draw:frame>
        </draw:g>
        <draw:g>
          <draw:polygon draw:style-name="gr5" draw:text-style-name="P5" draw:layer="layout" svg:width="7.5cm" svg:height="0.423cm" svg:x="2.2cm" svg:y="19.944cm" svg:viewBox="0 0 7501 424" draw:points="0,424 7501,424 7501,0 0,0">
            <text:p/>
          </draw:polygon>
          <draw:frame draw:style-name="gr6" draw:text-style-name="P2" draw:layer="layout" svg:width="7.5cm" svg:height="0.423cm" svg:x="2.2cm" svg:y="19.944cm">
            <draw:text-box>
              <text:p text:style-name="P4"><text:span text:style-name="T2">+getObs() : boolean</text:span></text:p>
            </draw:text-box>
          </draw:frame>
        </draw:g>
        <draw:g>
          <draw:polygon draw:style-name="gr5" draw:text-style-name="P5" draw:layer="layout" svg:width="7.5cm" svg:height="0.423cm" svg:x="2.2cm" svg:y="19.521cm" svg:viewBox="0 0 7501 424" draw:points="0,424 7501,424 7501,0 0,0">
            <text:p/>
          </draw:polygon>
          <draw:frame draw:style-name="gr6" draw:text-style-name="P2" draw:layer="layout" svg:width="7.5cm" svg:height="0.423cm" svg:x="2.2cm" svg:y="19.521cm">
            <draw:text-box>
              <text:p text:style-name="P4"><text:span text:style-name="T2">+getIsDestination() : boolean</text:span></text:p>
            </draw:text-box>
          </draw:frame>
        </draw:g>
        <draw:g>
          <draw:polygon draw:style-name="gr5" draw:text-style-name="P5" draw:layer="layout" svg:width="7.5cm" svg:height="0.423cm" svg:x="2.2cm" svg:y="20.791cm" svg:viewBox="0 0 7501 424" draw:points="0,424 7501,424 7501,0 0,0">
            <text:p/>
          </draw:polygon>
          <draw:frame draw:style-name="gr6" draw:text-style-name="P2" draw:layer="layout" svg:width="7.5cm" svg:height="0.423cm" svg:x="2.2cm" svg:y="20.791cm">
            <draw:text-box>
              <text:p text:style-name="P4"><text:span text:style-name="T2">+getUnderneath : MapElement</text:span></text:p>
            </draw:text-box>
          </draw:frame>
        </draw:g>
        <draw:g>
          <draw:polygon draw:style-name="gr5" draw:text-style-name="P5" draw:layer="layout" svg:width="7.5cm" svg:height="0.423cm" svg:x="2.2cm" svg:y="20.368cm" svg:viewBox="0 0 7501 424" draw:points="0,424 7501,424 7501,0 0,0">
            <text:p/>
          </draw:polygon>
          <draw:frame draw:style-name="gr6" draw:text-style-name="P2" draw:layer="layout" svg:width="7.5cm" svg:height="0.423cm" svg:x="2.2cm" svg:y="20.368cm">
            <draw:text-box>
              <text:p text:style-name="P4"><text:span text:style-name="T2">+getSymbol() : String</text:span></text:p>
            </draw:text-box>
          </draw:frame>
        </draw:g>
        <draw:g>
          <draw:polygon draw:style-name="gr5" draw:text-style-name="P5" draw:layer="layout" svg:width="7.5cm" svg:height="0.423cm" svg:x="2.2cm" svg:y="24.602cm" svg:viewBox="0 0 7501 424" draw:points="0,424 7501,424 7501,0 0,0">
            <text:p/>
          </draw:polygon>
          <draw:frame draw:style-name="gr6" draw:text-style-name="P2" draw:layer="layout" svg:width="7.5cm" svg:height="0.423cm" svg:x="2.2cm" svg:y="24.602cm">
            <draw:text-box>
              <text:p text:style-name="P4"><text:span text:style-name="T2">+setX(val : int) : void</text:span></text:p>
            </draw:text-box>
          </draw:frame>
        </draw:g>
        <draw:g>
          <draw:polygon draw:style-name="gr5" draw:text-style-name="P5" draw:layer="layout" svg:width="7.5cm" svg:height="0.423cm" svg:x="2.2cm" svg:y="22.909cm" svg:viewBox="0 0 7501 424" draw:points="0,424 7501,424 7501,0 0,0">
            <text:p/>
          </draw:polygon>
          <draw:frame draw:style-name="gr6" draw:text-style-name="P2" draw:layer="layout" svg:width="7.5cm" svg:height="0.423cm" svg:x="2.2cm" svg:y="22.909cm">
            <draw:text-box>
              <text:p text:style-name="P4"><text:span text:style-name="T2">+setIsDestination(isDestination:boolean) : void</text:span></text:p>
            </draw:text-box>
          </draw:frame>
        </draw:g>
        <draw:g>
          <draw:polygon draw:style-name="gr5" draw:text-style-name="P5" draw:layer="layout" svg:width="7.5cm" svg:height="0.423cm" svg:x="2.2cm" svg:y="23.332cm" svg:viewBox="0 0 7501 424" draw:points="0,424 7501,424 7501,0 0,0">
            <text:p/>
          </draw:polygon>
          <draw:frame draw:style-name="gr6" draw:text-style-name="P2" draw:layer="layout" svg:width="7.5cm" svg:height="0.423cm" svg:x="2.2cm" svg:y="23.332cm">
            <draw:text-box>
              <text:p text:style-name="P4"><text:span text:style-name="T2">+setObs(value : boolean) : void</text:span></text:p>
            </draw:text-box>
          </draw:frame>
        </draw:g>
        <draw:g>
          <draw:polygon draw:style-name="gr5" draw:text-style-name="P5" draw:layer="layout" svg:width="7.5cm" svg:height="0.423cm" svg:x="2.2cm" svg:y="24.179cm" svg:viewBox="0 0 7501 424" draw:points="0,424 7501,424 7501,0 0,0">
            <text:p/>
          </draw:polygon>
          <draw:frame draw:style-name="gr6" draw:text-style-name="P2" draw:layer="layout" svg:width="7.5cm" svg:height="0.423cm" svg:x="2.2cm" svg:y="24.179cm">
            <draw:text-box>
              <text:p text:style-name="P4"><text:span text:style-name="T2">+setUnderneath(u : MapElement) : void</text:span></text:p>
            </draw:text-box>
          </draw:frame>
        </draw:g>
        <draw:g>
          <draw:polygon draw:style-name="gr5" draw:text-style-name="P5" draw:layer="layout" svg:width="7.5cm" svg:height="0.423cm" svg:x="2.2cm" svg:y="23.755cm" svg:viewBox="0 0 7501 424" draw:points="0,424 7501,424 7501,0 0,0">
            <text:p/>
          </draw:polygon>
          <draw:frame draw:style-name="gr6" draw:text-style-name="P2" draw:layer="layout" svg:width="7.5cm" svg:height="0.423cm" svg:x="2.2cm" svg:y="23.755cm">
            <draw:text-box>
              <text:p text:style-name="P4"><text:span text:style-name="T2">+setSymbol(s : String) : void</text:span></text:p>
            </draw:text-box>
          </draw:frame>
        </draw:g>
        <draw:g>
          <draw:polygon draw:style-name="gr5" draw:text-style-name="P5" draw:layer="layout" svg:width="7.5cm" svg:height="0.423cm" svg:x="2.2cm" svg:y="25.026cm" svg:viewBox="0 0 7501 424" draw:points="0,424 7501,424 7501,0 0,0">
            <text:p/>
          </draw:polygon>
          <draw:frame draw:style-name="gr6" draw:text-style-name="P2" draw:layer="layout" svg:width="7.5cm" svg:height="0.423cm" svg:x="2.2cm" svg:y="25.026cm">
            <draw:text-box>
              <text:p text:style-name="P4"><text:span text:style-name="T2">+setY(val : int) : void</text:span></text:p>
            </draw:text-box>
          </draw:frame>
        </draw:g>
        <draw:g>
          <draw:polygon draw:style-name="gr1" draw:text-style-name="P1" draw:layer="layout" svg:width="6.5cm" svg:height="3.264cm" svg:x="12.15cm" svg:y="14.663cm" svg:viewBox="0 0 6501 3265" draw:points="0,3265 6501,3265 6501,0 0,0">
            <text:p/>
          </draw:polygon>
          <draw:polygon draw:style-name="gr2" draw:text-style-name="P2" draw:layer="layout" svg:width="6.5cm" svg:height="3.264cm" svg:x="12.15cm" svg:y="14.663cm" svg:viewBox="0 0 6501 3265" draw:points="0,3265 6501,3265 6501,0 0,0">
            <text:p/>
          </draw:polygon>
        </draw:g>
        <draw:g>
          <draw:polygon draw:style-name="gr3" draw:text-style-name="P3" draw:layer="layout" svg:width="6.5cm" svg:height="1.108cm" svg:x="12.15cm" svg:y="13.555cm" svg:viewBox="0 0 6501 1109" draw:points="0,1109 6501,1109 6501,0 0,0">
            <text:p/>
          </draw:polygon>
          <draw:polygon draw:style-name="gr2" draw:text-style-name="P2" draw:layer="layout" svg:width="6.5cm" svg:height="1.108cm" svg:x="12.15cm" svg:y="13.555cm" svg:viewBox="0 0 6501 1109" draw:points="0,1109 6501,1109 6501,0 0,0">
            <text:p/>
          </draw:polygon>
        </draw:g>
        <draw:frame draw:style-name="gr4" draw:text-style-name="P2" xml:id="id13" draw:id="id13" draw:layer="layout" svg:width="6.5cm" svg:height="1.109cm" svg:x="12.15cm" svg:y="13.555cm">
          <draw:text-box>
            <text:p text:style-name="P4"><text:span text:style-name="T1">Coord</text:span></text:p>
          </draw:text-box>
        </draw:frame>
        <draw:g>
          <draw:polygon draw:style-name="gr5" draw:text-style-name="P5" draw:layer="layout" svg:width="6.3cm" svg:height="0.423cm" svg:x="12.25cm" svg:y="14.763cm" svg:viewBox="0 0 6301 424" draw:points="0,424 6301,424 6301,0 0,0">
            <text:p/>
          </draw:polygon>
          <draw:frame draw:style-name="gr6" draw:text-style-name="P2" draw:layer="layout" svg:width="6.3cm" svg:height="0.423cm" svg:x="12.25cm" svg:y="14.763cm">
            <draw:text-box>
              <text:p text:style-name="P4"><text:span text:style-name="T2">-x : int</text:span></text:p>
            </draw:text-box>
          </draw:frame>
        </draw:g>
        <draw:g>
          <draw:polygon draw:style-name="gr7" draw:text-style-name="P6" draw:layer="layout" svg:width="6.299cm" svg:height="0cm" svg:x="12.25cm" svg:y="15.66cm" svg:viewBox="0 0 6300 0" draw:points="0,0 6300,0">
            <text:p/>
          </draw:polygon>
          <draw:line draw:style-name="gr8" draw:text-style-name="P2" draw:layer="layout" svg:x1="12.25cm" svg:y1="15.66cm" svg:x2="18.55cm" svg:y2="15.66cm">
            <text:p/>
          </draw:line>
        </draw:g>
        <draw:g>
          <draw:polygon draw:style-name="gr5" draw:text-style-name="P5" draw:layer="layout" svg:width="6.3cm" svg:height="0.423cm" svg:x="12.25cm" svg:y="15.71cm" svg:viewBox="0 0 6301 424" draw:points="0,424 6301,424 6301,0 0,0">
            <text:p/>
          </draw:polygon>
          <draw:frame draw:style-name="gr6" draw:text-style-name="P2" draw:layer="layout" svg:width="6.3cm" svg:height="0.423cm" svg:x="12.25cm" svg:y="15.71cm">
            <draw:text-box>
              <text:p text:style-name="P4"><text:span text:style-name="T2">+Coord()</text:span></text:p>
            </draw:text-box>
          </draw:frame>
        </draw:g>
        <draw:g>
          <draw:polygon draw:style-name="gr5" draw:text-style-name="P5" draw:layer="layout" svg:width="6.3cm" svg:height="0.423cm" svg:x="12.25cm" svg:y="15.186cm" svg:viewBox="0 0 6301 424" draw:points="0,424 6301,424 6301,0 0,0">
            <text:p/>
          </draw:polygon>
          <draw:frame draw:style-name="gr6" draw:text-style-name="P2" draw:layer="layout" svg:width="6.3cm" svg:height="0.423cm" svg:x="12.25cm" svg:y="15.186cm">
            <draw:text-box>
              <text:p text:style-name="P4"><text:span text:style-name="T2">-y : int</text:span></text:p>
            </draw:text-box>
          </draw:frame>
        </draw:g>
        <draw:g>
          <draw:polygon draw:style-name="gr5" draw:text-style-name="P5" draw:layer="layout" svg:width="6.3cm" svg:height="0.423cm" svg:x="12.25cm" svg:y="17.403cm" svg:viewBox="0 0 6301 424" draw:points="0,424 6301,424 6301,0 0,0">
            <text:p/>
          </draw:polygon>
          <draw:frame draw:style-name="gr6" draw:text-style-name="P2" draw:layer="layout" svg:width="6.3cm" svg:height="0.423cm" svg:x="12.25cm" svg:y="17.403cm">
            <draw:text-box>
              <text:p text:style-name="P4"><text:span text:style-name="T2">+setYCoord(yCoord : int) : void</text:span></text:p>
            </draw:text-box>
          </draw:frame>
        </draw:g>
        <draw:g>
          <draw:polygon draw:style-name="gr5" draw:text-style-name="P5" draw:layer="layout" svg:width="6.3cm" svg:height="0.423cm" svg:x="12.25cm" svg:y="16.98cm" svg:viewBox="0 0 6301 424" draw:points="0,424 6301,424 6301,0 0,0">
            <text:p/>
          </draw:polygon>
          <draw:frame draw:style-name="gr6" draw:text-style-name="P2" draw:layer="layout" svg:width="6.3cm" svg:height="0.423cm" svg:x="12.25cm" svg:y="16.98cm">
            <draw:text-box>
              <text:p text:style-name="P4"><text:span text:style-name="T2">+setXCoord(xCoord : int) : void</text:span></text:p>
            </draw:text-box>
          </draw:frame>
        </draw:g>
        <draw:g>
          <draw:polygon draw:style-name="gr5" draw:text-style-name="P5" draw:layer="layout" svg:width="6.3cm" svg:height="0.423cm" svg:x="12.25cm" svg:y="16.133cm" svg:viewBox="0 0 6301 424" draw:points="0,424 6301,424 6301,0 0,0">
            <text:p/>
          </draw:polygon>
          <draw:frame draw:style-name="gr6" draw:text-style-name="P2" draw:layer="layout" svg:width="6.3cm" svg:height="0.423cm" svg:x="12.25cm" svg:y="16.133cm">
            <draw:text-box>
              <text:p text:style-name="P4"><text:span text:style-name="T2">+getXCoord() : int</text:span></text:p>
            </draw:text-box>
          </draw:frame>
        </draw:g>
        <draw:g>
          <draw:polygon draw:style-name="gr5" draw:text-style-name="P5" draw:layer="layout" svg:width="6.3cm" svg:height="0.423cm" svg:x="12.25cm" svg:y="16.556cm" svg:viewBox="0 0 6301 424" draw:points="0,424 6301,424 6301,0 0,0">
            <text:p/>
          </draw:polygon>
          <draw:frame draw:style-name="gr6" draw:text-style-name="P2" draw:layer="layout" svg:width="6.3cm" svg:height="0.423cm" svg:x="12.25cm" svg:y="16.556cm">
            <draw:text-box>
              <text:p text:style-name="P4"><text:span text:style-name="T2">+getYCoord() : int</text:span></text:p>
            </draw:text-box>
          </draw:frame>
        </draw:g>
        <draw:g>
          <draw:polygon draw:style-name="gr5" draw:text-style-name="P5" draw:layer="layout" svg:width="8.05cm" svg:height="0.423cm" svg:x="2.35cm" svg:y="4.74cm" svg:viewBox="0 0 8051 424" draw:points="0,424 8051,424 8051,0 0,0">
            <text:p/>
          </draw:polygon>
          <draw:frame draw:style-name="gr6" draw:text-style-name="P2" draw:layer="layout" svg:width="8.05cm" svg:height="0.423cm" svg:x="2.35cm" svg:y="4.74cm">
            <draw:text-box>
              <text:p text:style-name="P4"><text:span text:style-name="T2">-noOfMoves : int</text:span></text:p>
            </draw:text-box>
          </draw:frame>
        </draw:g>
        <draw:g>
          <draw:polygon draw:style-name="gr5" draw:text-style-name="P5" draw:layer="layout" svg:width="8.05cm" svg:height="0.423cm" svg:x="2.35cm" svg:y="4.316cm" svg:viewBox="0 0 8051 424" draw:points="0,424 8051,424 8051,0 0,0">
            <text:p/>
          </draw:polygon>
          <draw:frame draw:style-name="gr6" draw:text-style-name="P2" draw:layer="layout" svg:width="8.05cm" svg:height="0.423cm" svg:x="2.35cm" svg:y="4.316cm">
            <draw:text-box>
              <text:p text:style-name="P4"><text:span text:style-name="T2">-complete : boolean</text:span></text:p>
            </draw:text-box>
          </draw:frame>
        </draw:g>
        <draw:g>
          <draw:polygon draw:style-name="gr5" draw:text-style-name="P5" draw:layer="layout" svg:width="8.05cm" svg:height="0.423cm" svg:x="2.35cm" svg:y="3.046cm" svg:viewBox="0 0 8051 424" draw:points="0,424 8051,424 8051,0 0,0">
            <text:p/>
          </draw:polygon>
          <draw:frame draw:style-name="gr6" draw:text-style-name="P2" draw:layer="layout" svg:width="8.05cm" svg:height="0.423cm" svg:x="2.35cm" svg:y="3.046cm">
            <draw:text-box>
              <text:p text:style-name="P4"><text:span text:style-name="T2">-length : int</text:span></text:p>
            </draw:text-box>
          </draw:frame>
        </draw:g>
        <draw:g>
          <draw:polygon draw:style-name="gr5" draw:text-style-name="P5" draw:layer="layout" svg:width="8.05cm" svg:height="0.423cm" svg:x="2.35cm" svg:y="3.469cm" svg:viewBox="0 0 8051 424" draw:points="0,424 8051,424 8051,0 0,0">
            <text:p/>
          </draw:polygon>
          <draw:frame draw:style-name="gr6" draw:text-style-name="P2" draw:layer="layout" svg:width="8.05cm" svg:height="0.423cm" svg:x="2.35cm" svg:y="3.469cm">
            <draw:text-box>
              <text:p text:style-name="P4"><text:span text:style-name="T2">-breadth : int</text:span></text:p>
            </draw:text-box>
          </draw:frame>
        </draw:g>
        <draw:g>
          <draw:polygon draw:style-name="gr5" draw:text-style-name="P5" draw:layer="layout" svg:width="8.05cm" svg:height="0.423cm" svg:x="2.35cm" svg:y="3.893cm" svg:viewBox="0 0 8051 424" draw:points="0,424 8051,424 8051,0 0,0">
            <text:p/>
          </draw:polygon>
          <draw:frame draw:style-name="gr6" draw:text-style-name="P2" draw:layer="layout" svg:width="8.05cm" svg:height="0.423cm" svg:x="2.35cm" svg:y="3.893cm">
            <draw:text-box>
              <text:p text:style-name="P4"><text:span text:style-name="T2">-playerLocation : Coord</text:span></text:p>
            </draw:text-box>
          </draw:frame>
        </draw:g>
        <draw:g>
          <draw:polygon draw:style-name="gr5" draw:text-style-name="P5" draw:layer="layout" svg:width="8.05cm" svg:height="0.423cm" svg:x="2.35cm" svg:y="11.191cm" svg:viewBox="0 0 8051 424" draw:points="0,424 8051,424 8051,0 0,0">
            <text:p/>
          </draw:polygon>
          <draw:frame draw:style-name="gr6" draw:text-style-name="P2" draw:layer="layout" svg:width="8.05cm" svg:height="0.423cm" svg:x="2.35cm" svg:y="11.191cm">
            <draw:text-box>
              <text:p text:style-name="P4"><text:span text:style-name="T2">+resetNoMoves() : void</text:span></text:p>
            </draw:text-box>
          </draw:frame>
        </draw:g>
        <draw:g>
          <draw:polygon draw:style-name="gr5" draw:text-style-name="P5" draw:layer="layout" svg:width="8.05cm" svg:height="0.423cm" svg:x="2.35cm" svg:y="10.768cm" svg:viewBox="0 0 8051 424" draw:points="0,424 8051,424 8051,0 0,0">
            <text:p/>
          </draw:polygon>
          <draw:frame draw:style-name="gr6" draw:text-style-name="P2" draw:layer="layout" svg:width="8.05cm" svg:height="0.423cm" svg:x="2.35cm" svg:y="10.768cm">
            <draw:text-box>
              <text:p text:style-name="P4"><text:span text:style-name="T2">+movePlayer(dir:int) : boolean</text:span></text:p>
            </draw:text-box>
          </draw:frame>
        </draw:g>
        <draw:g>
          <draw:polygon draw:style-name="gr5" draw:text-style-name="P5" draw:layer="layout" svg:width="8.05cm" svg:height="0.423cm" svg:x="2.35cm" svg:y="5.687cm" svg:viewBox="0 0 8051 424" draw:points="0,424 8051,424 8051,0 0,0">
            <text:p/>
          </draw:polygon>
          <draw:frame draw:style-name="gr6" draw:text-style-name="P2" draw:layer="layout" svg:width="8.05cm" svg:height="0.423cm" svg:x="2.35cm" svg:y="5.687cm">
            <draw:text-box>
              <text:p text:style-name="P4"><text:span text:style-name="T2">+checkForWin() : boolean</text:span></text:p>
            </draw:text-box>
          </draw:frame>
        </draw:g>
        <draw:g>
          <draw:polygon draw:style-name="gr5" draw:text-style-name="P5" draw:layer="layout" svg:width="8.05cm" svg:height="0.423cm" svg:x="2.35cm" svg:y="9.921cm" svg:viewBox="0 0 8051 424" draw:points="0,424 8051,424 8051,0 0,0">
            <text:p/>
          </draw:polygon>
          <draw:frame draw:style-name="gr6" draw:text-style-name="P2" draw:layer="layout" svg:width="8.05cm" svg:height="0.423cm" svg:x="2.35cm" svg:y="9.921cm">
            <draw:text-box>
              <text:p text:style-name="P4"><text:span text:style-name="T2">+loadMap(mapName: String) : void</text:span></text:p>
            </draw:text-box>
          </draw:frame>
        </draw:g>
        <draw:g>
          <draw:polygon draw:style-name="gr5" draw:text-style-name="P5" draw:layer="layout" svg:width="8.05cm" svg:height="0.423cm" svg:x="2.35cm" svg:y="9.498cm" svg:viewBox="0 0 8051 424" draw:points="0,424 8051,424 8051,0 0,0">
            <text:p/>
          </draw:polygon>
          <draw:frame draw:style-name="gr6" draw:text-style-name="P2" draw:layer="layout" svg:width="8.05cm" svg:height="0.423cm" svg:x="2.35cm" svg:y="9.498cm">
            <draw:text-box>
              <text:p text:style-name="P4"><text:span text:style-name="T2">+isPushableObject(x: int, y:int) : boolean</text:span></text:p>
            </draw:text-box>
          </draw:frame>
        </draw:g>
        <draw:g>
          <draw:polygon draw:style-name="gr5" draw:text-style-name="P5" draw:layer="layout" svg:width="8.05cm" svg:height="0.423cm" svg:x="2.35cm" svg:y="10.345cm" svg:viewBox="0 0 8051 424" draw:points="0,424 8051,424 8051,0 0,0">
            <text:p/>
          </draw:polygon>
          <draw:frame draw:style-name="gr6" draw:text-style-name="P2" draw:layer="layout" svg:width="8.05cm" svg:height="0.423cm" svg:x="2.35cm" svg:y="10.345cm">
            <draw:text-box>
              <text:p text:style-name="P4"><text:span text:style-name="T2">+move(currX:inf, currY:int, newX:int, newY:int):void</text:span></text:p>
            </draw:text-box>
          </draw:frame>
        </draw:g>
        <draw:g>
          <draw:polygon draw:style-name="gr5" draw:text-style-name="P5" draw:layer="layout" svg:width="8.05cm" svg:height="0.423cm" svg:x="2.35cm" svg:y="7.804cm" svg:viewBox="0 0 8051 424" draw:points="0,424 8051,424 8051,0 0,0">
            <text:p/>
          </draw:polygon>
          <draw:frame draw:style-name="gr6" draw:text-style-name="P2" draw:layer="layout" svg:width="8.05cm" svg:height="0.423cm" svg:x="2.35cm" svg:y="7.804cm">
            <draw:text-box>
              <text:p text:style-name="P4"><text:span text:style-name="T2">+getElement(x : int, y : int) : MapElement</text:span></text:p>
            </draw:text-box>
          </draw:frame>
        </draw:g>
        <draw:g>
          <draw:polygon draw:style-name="gr5" draw:text-style-name="P5" draw:layer="layout" svg:width="8.05cm" svg:height="0.423cm" svg:x="2.35cm" svg:y="6.11cm" svg:viewBox="0 0 8051 424" draw:points="0,424 8051,424 8051,0 0,0">
            <text:p/>
          </draw:polygon>
          <draw:frame draw:style-name="gr6" draw:text-style-name="P2" draw:layer="layout" svg:width="8.05cm" svg:height="0.423cm" svg:x="2.35cm" svg:y="6.11cm">
            <draw:text-box>
              <text:p text:style-name="P4"><text:span text:style-name="T2">+displayMap() : void</text:span></text:p>
            </draw:text-box>
          </draw:frame>
        </draw:g>
        <draw:g>
          <draw:polygon draw:style-name="gr5" draw:text-style-name="P5" draw:layer="layout" svg:width="8.05cm" svg:height="0.423cm" svg:x="2.35cm" svg:y="9.074cm" svg:viewBox="0 0 8051 424" draw:points="0,424 8051,424 8051,0 0,0">
            <text:p/>
          </draw:polygon>
          <draw:frame draw:style-name="gr6" draw:text-style-name="P2" draw:layer="layout" svg:width="8.05cm" svg:height="0.423cm" svg:x="2.35cm" svg:y="9.074cm">
            <draw:text-box>
              <text:p text:style-name="P4"><text:span text:style-name="T2">+isObstacleAhead(x: int, y:int) : boolean</text:span></text:p>
            </draw:text-box>
          </draw:frame>
        </draw:g>
        <draw:g>
          <draw:polygon draw:style-name="gr5" draw:text-style-name="P5" draw:layer="layout" svg:width="8.05cm" svg:height="0.423cm" svg:x="2.35cm" svg:y="6.534cm" svg:viewBox="0 0 8051 424" draw:points="0,424 8051,424 8051,0 0,0">
            <text:p/>
          </draw:polygon>
          <draw:frame draw:style-name="gr6" draw:text-style-name="P2" draw:layer="layout" svg:width="8.05cm" svg:height="0.423cm" svg:x="2.35cm" svg:y="6.534cm">
            <draw:text-box>
              <text:p text:style-name="P4"><text:span text:style-name="T2">+findPlayer() : Coord</text:span></text:p>
            </draw:text-box>
          </draw:frame>
        </draw:g>
        <draw:g>
          <draw:polygon draw:style-name="gr5" draw:text-style-name="P5" draw:layer="layout" svg:width="8.05cm" svg:height="0.423cm" svg:x="2.35cm" svg:y="7.38cm" svg:viewBox="0 0 8051 424" draw:points="0,424 8051,424 8051,0 0,0">
            <text:p/>
          </draw:polygon>
          <draw:frame draw:style-name="gr6" draw:text-style-name="P2" draw:layer="layout" svg:width="8.05cm" svg:height="0.423cm" svg:x="2.35cm" svg:y="7.38cm">
            <draw:text-box>
              <text:p text:style-name="P4"><text:span text:style-name="T2">+getLength() : int</text:span></text:p>
            </draw:text-box>
          </draw:frame>
        </draw:g>
        <draw:g>
          <draw:polygon draw:style-name="gr5" draw:text-style-name="P5" draw:layer="layout" svg:width="8.05cm" svg:height="0.423cm" svg:x="2.35cm" svg:y="8.651cm" svg:viewBox="0 0 8051 424" draw:points="0,424 8051,424 8051,0 0,0">
            <text:p/>
          </draw:polygon>
          <draw:frame draw:style-name="gr6" draw:text-style-name="P2" draw:layer="layout" svg:width="8.05cm" svg:height="0.423cm" svg:x="2.35cm" svg:y="8.651cm">
            <draw:text-box>
              <text:p text:style-name="P4"><text:span text:style-name="T2">+getNumMoves() : int</text:span></text:p>
            </draw:text-box>
          </draw:frame>
        </draw:g>
        <draw:g>
          <draw:polygon draw:style-name="gr5" draw:text-style-name="P5" draw:layer="layout" svg:width="8.05cm" svg:height="0.423cm" svg:x="2.35cm" svg:y="8.227cm" svg:viewBox="0 0 8051 424" draw:points="0,424 8051,424 8051,0 0,0">
            <text:p/>
          </draw:polygon>
          <draw:frame draw:style-name="gr6" draw:text-style-name="P2" draw:layer="layout" svg:width="8.05cm" svg:height="0.423cm" svg:x="2.35cm" svg:y="8.227cm">
            <draw:text-box>
              <text:p text:style-name="P4"><text:span text:style-name="T2">+getMap() : MapElement[][]</text:span></text:p>
            </draw:text-box>
          </draw:frame>
        </draw:g>
        <draw:g>
          <draw:polygon draw:style-name="gr5" draw:text-style-name="P5" draw:layer="layout" svg:width="8.05cm" svg:height="0.423cm" svg:x="2.35cm" svg:y="6.957cm" svg:viewBox="0 0 8051 424" draw:points="0,424 8051,424 8051,0 0,0">
            <text:p/>
          </draw:polygon>
          <draw:frame draw:style-name="gr6" draw:text-style-name="P2" draw:layer="layout" svg:width="8.05cm" svg:height="0.423cm" svg:x="2.35cm" svg:y="6.957cm">
            <draw:text-box>
              <text:p text:style-name="P4"><text:span text:style-name="T2">+getBreadth() : int</text:span></text:p>
            </draw:text-box>
          </draw:frame>
        </draw:g>
        <draw:g>
          <draw:polygon draw:style-name="gr5" draw:text-style-name="P5" draw:layer="layout" svg:width="8.05cm" svg:height="0.423cm" svg:x="2.35cm" svg:y="11.615cm" svg:viewBox="0 0 8051 424" draw:points="0,424 8051,424 8051,0 0,0">
            <text:p/>
          </draw:polygon>
          <draw:frame draw:style-name="gr6" draw:text-style-name="P2" draw:layer="layout" svg:width="8.05cm" svg:height="0.423cm" svg:x="2.35cm" svg:y="11.615cm">
            <draw:text-box>
              <text:p text:style-name="P4"><text:span text:style-name="T2">+setBreadth(b:int) : void</text:span></text:p>
            </draw:text-box>
          </draw:frame>
        </draw:g>
        <draw:g>
          <draw:polygon draw:style-name="gr5" draw:text-style-name="P5" draw:layer="layout" svg:width="8.05cm" svg:height="0.423cm" svg:x="2.35cm" svg:y="12.039cm" svg:viewBox="0 0 8051 424" draw:points="0,424 8051,424 8051,0 0,0">
            <text:p/>
          </draw:polygon>
          <draw:frame draw:style-name="gr6" draw:text-style-name="P2" draw:layer="layout" svg:width="8.05cm" svg:height="0.423cm" svg:x="2.35cm" svg:y="12.039cm">
            <draw:text-box>
              <text:p text:style-name="P4"><text:span text:style-name="T2">+setLength(l:int) : void</text:span></text:p>
            </draw:text-box>
          </draw:frame>
        </draw:g>
        <draw:g>
          <draw:polygon draw:style-name="gr5" draw:text-style-name="P5" draw:layer="layout" svg:width="8.05cm" svg:height="0.423cm" svg:x="2.35cm" svg:y="12.462cm" svg:viewBox="0 0 8051 424" draw:points="0,424 8051,424 8051,0 0,0">
            <text:p/>
          </draw:polygon>
          <draw:frame draw:style-name="gr6" draw:text-style-name="P2" draw:layer="layout" svg:width="8.05cm" svg:height="0.423cm" svg:x="2.35cm" svg:y="12.462cm">
            <draw:text-box>
              <text:p text:style-name="P4"><text:span text:style-name="T2">+setLocation(x:int, y:int) : void</text:span></text:p>
            </draw:text-box>
          </draw:frame>
        </draw:g>
        <draw:g>
          <draw:polygon draw:style-name="gr5" draw:text-style-name="P5" draw:layer="layout" svg:width="6.3cm" svg:height="0.423cm" svg:x="12.25cm" svg:y="2.681cm" svg:viewBox="0 0 6301 424" draw:points="0,424 6301,424 6301,0 0,0">
            <text:p/>
          </draw:polygon>
          <draw:frame draw:style-name="gr6" draw:text-style-name="P2" draw:layer="layout" svg:width="6.3cm" svg:height="0.423cm" svg:x="12.25cm" svg:y="2.681cm">
            <draw:text-box>
              <text:p text:style-name="P4"><text:span text:style-name="T2">-complete:boolean</text:span></text:p>
            </draw:text-box>
          </draw:frame>
        </draw:g>
        <draw:g>
          <draw:polygon draw:style-name="gr5" draw:text-style-name="P5" draw:layer="layout" svg:width="6.3cm" svg:height="0.423cm" svg:x="12.25cm" svg:y="5.645cm" svg:viewBox="0 0 6301 424" draw:points="0,424 6301,424 6301,0 0,0">
            <text:p/>
          </draw:polygon>
          <draw:frame draw:style-name="gr6" draw:text-style-name="P2" draw:layer="layout" svg:width="6.3cm" svg:height="0.423cm" svg:x="12.25cm" svg:y="5.645cm">
            <draw:text-box>
              <text:p text:style-name="P4"><text:span text:style-name="T2">-myElements:JLabel[][]</text:span></text:p>
            </draw:text-box>
          </draw:frame>
        </draw:g>
        <draw:g>
          <draw:polygon draw:style-name="gr5" draw:text-style-name="P5" draw:layer="layout" svg:width="6.3cm" svg:height="0.423cm" svg:x="12.25cm" svg:y="3.528cm" svg:viewBox="0 0 6301 424" draw:points="0,424 6301,424 6301,0 0,0">
            <text:p/>
          </draw:polygon>
          <draw:frame draw:style-name="gr6" draw:text-style-name="P2" draw:layer="layout" svg:width="6.3cm" svg:height="0.423cm" svg:x="12.25cm" svg:y="3.528cm">
            <draw:text-box>
              <text:p text:style-name="P4"><text:span text:style-name="T2">-lbl_moves : JLabel</text:span></text:p>
            </draw:text-box>
          </draw:frame>
        </draw:g>
        <draw:g>
          <draw:polygon draw:style-name="gr5" draw:text-style-name="P5" draw:layer="layout" svg:width="6.3cm" svg:height="0.423cm" svg:x="12.25cm" svg:y="4.798cm" svg:viewBox="0 0 6301 424" draw:points="0,424 6301,424 6301,0 0,0">
            <text:p/>
          </draw:polygon>
          <draw:frame draw:style-name="gr6" draw:text-style-name="P2" draw:layer="layout" svg:width="6.3cm" svg:height="0.423cm" svg:x="12.25cm" svg:y="4.798cm">
            <draw:text-box>
              <text:p text:style-name="P4"><text:span text:style-name="T2">-centrePanel:JPanel</text:span></text:p>
            </draw:text-box>
          </draw:frame>
        </draw:g>
        <draw:g>
          <draw:polygon draw:style-name="gr5" draw:text-style-name="P5" draw:layer="layout" svg:width="6.3cm" svg:height="0.423cm" svg:x="12.25cm" svg:y="3.951cm" svg:viewBox="0 0 6301 424" draw:points="0,424 6301,424 6301,0 0,0">
            <text:p/>
          </draw:polygon>
          <draw:frame draw:style-name="gr6" draw:text-style-name="P2" draw:layer="layout" svg:width="6.3cm" svg:height="0.423cm" svg:x="12.25cm" svg:y="3.951cm">
            <draw:text-box>
              <text:p text:style-name="P4"><text:span text:style-name="T2">-level : int</text:span></text:p>
            </draw:text-box>
          </draw:frame>
        </draw:g>
        <draw:g>
          <draw:polygon draw:style-name="gr5" draw:text-style-name="P5" draw:layer="layout" svg:width="6.3cm" svg:height="0.423cm" svg:x="12.25cm" svg:y="3.104cm" svg:viewBox="0 0 6301 424" draw:points="0,424 6301,424 6301,0 0,0">
            <text:p/>
          </draw:polygon>
          <draw:frame draw:style-name="gr6" draw:text-style-name="P2" draw:layer="layout" svg:width="6.3cm" svg:height="0.423cm" svg:x="12.25cm" svg:y="3.104cm">
            <draw:text-box>
              <text:p text:style-name="P4"><text:span text:style-name="T2">-dir:int</text:span></text:p>
            </draw:text-box>
          </draw:frame>
        </draw:g>
        <draw:g>
          <draw:polygon draw:style-name="gr5" draw:text-style-name="P5" draw:layer="layout" svg:width="6.3cm" svg:height="0.423cm" svg:x="12.25cm" svg:y="4.375cm" svg:viewBox="0 0 6301 424" draw:points="0,424 6301,424 6301,0 0,0">
            <text:p/>
          </draw:polygon>
          <draw:frame draw:style-name="gr6" draw:text-style-name="P2" draw:layer="layout" svg:width="6.3cm" svg:height="0.423cm" svg:x="12.25cm" svg:y="4.375cm">
            <draw:text-box>
              <text:p text:style-name="P4"><text:span text:style-name="T2">-mapNames : String[]</text:span></text:p>
            </draw:text-box>
          </draw:frame>
        </draw:g>
        <draw:g>
          <draw:polygon draw:style-name="gr5" draw:text-style-name="P5" draw:layer="layout" svg:width="6.3cm" svg:height="0.423cm" svg:x="12.25cm" svg:y="8.709cm" svg:viewBox="0 0 6301 424" draw:points="0,424 6301,424 6301,0 0,0">
            <text:p/>
          </draw:polygon>
          <draw:frame draw:style-name="gr6" draw:text-style-name="P2" draw:layer="layout" svg:width="6.3cm" svg:height="0.423cm" svg:x="12.25cm" svg:y="8.709cm">
            <draw:text-box>
              <text:p text:style-name="P4"><text:span text:style-name="T2">+getImage(filename : String) : ImageIcon</text:span></text:p>
            </draw:text-box>
          </draw:frame>
        </draw:g>
        <draw:g>
          <draw:polygon draw:style-name="gr5" draw:text-style-name="P5" draw:layer="layout" svg:width="6.3cm" svg:height="0.423cm" svg:x="12.25cm" svg:y="7.863cm" svg:viewBox="0 0 6301 424" draw:points="0,424 6301,424 6301,0 0,0">
            <text:p/>
          </draw:polygon>
          <draw:frame draw:style-name="gr6" draw:text-style-name="P2" draw:layer="layout" svg:width="6.3cm" svg:height="0.423cm" svg:x="12.25cm" svg:y="7.863cm">
            <draw:text-box>
              <text:p text:style-name="P4"><text:span text:style-name="T2">+actionPerformed(e:ActionEvent) : void</text:span></text:p>
            </draw:text-box>
          </draw:frame>
        </draw:g>
        <draw:g>
          <draw:polygon draw:style-name="gr5" draw:text-style-name="P5" draw:layer="layout" svg:width="6.3cm" svg:height="0.423cm" svg:x="12.25cm" svg:y="8.286cm" svg:viewBox="0 0 6301 424" draw:points="0,424 6301,424 6301,0 0,0">
            <text:p/>
          </draw:polygon>
          <draw:frame draw:style-name="gr6" draw:text-style-name="P2" draw:layer="layout" svg:width="6.3cm" svg:height="0.423cm" svg:x="12.25cm" svg:y="8.286cm">
            <draw:text-box>
              <text:p text:style-name="P4"><text:span text:style-name="T2">+drawMap() : void</text:span></text:p>
            </draw:text-box>
          </draw:frame>
        </draw:g>
        <draw:g>
          <draw:polygon draw:style-name="gr5" draw:text-style-name="P5" draw:layer="layout" svg:width="6.3cm" svg:height="0.423cm" svg:x="12.25cm" svg:y="6.492cm" svg:viewBox="0 0 6301 424" draw:points="0,424 6301,424 6301,0 0,0">
            <text:p/>
          </draw:polygon>
          <draw:frame draw:style-name="gr6" draw:text-style-name="P2" draw:layer="layout" svg:width="6.3cm" svg:height="0.423cm" svg:x="12.25cm" svg:y="6.492cm">
            <draw:text-box>
              <text:p text:style-name="P4"><text:span text:style-name="T2">-tmpMap : Map</text:span></text:p>
            </draw:text-box>
          </draw:frame>
        </draw:g>
        <draw:g>
          <draw:polygon draw:style-name="gr5" draw:text-style-name="P5" draw:layer="layout" svg:width="6.3cm" svg:height="0.423cm" svg:x="12.25cm" svg:y="5.222cm" svg:viewBox="0 0 6301 424" draw:points="0,424 6301,424 6301,0 0,0">
            <text:p/>
          </draw:polygon>
          <draw:frame draw:style-name="gr6" draw:text-style-name="P2" draw:layer="layout" svg:width="6.3cm" svg:height="0.423cm" svg:x="12.25cm" svg:y="5.222cm">
            <draw:text-box>
              <text:p text:style-name="P4"><text:span text:style-name="T2">-southPanel : JPanel</text:span></text:p>
            </draw:text-box>
          </draw:frame>
        </draw:g>
        <draw:g>
          <draw:polygon draw:style-name="gr5" draw:text-style-name="P5" draw:layer="layout" svg:width="6.3cm" svg:height="0.423cm" svg:x="12.25cm" svg:y="6.916cm" svg:viewBox="0 0 6301 424" draw:points="0,424 6301,424 6301,0 0,0">
            <text:p/>
          </draw:polygon>
          <draw:frame draw:style-name="gr6" draw:text-style-name="P2" draw:layer="layout" svg:width="6.3cm" svg:height="0.423cm" svg:x="12.25cm" svg:y="6.916cm">
            <draw:text-box>
              <text:p text:style-name="P4"><text:span text:style-name="T2">-playerLoc : Coord</text:span></text:p>
            </draw:text-box>
          </draw:frame>
        </draw:g>
        <draw:g>
          <draw:polygon draw:style-name="gr5" draw:text-style-name="P5" draw:layer="layout" svg:width="6.3cm" svg:height="0.423cm" svg:x="12.25cm" svg:y="9.133cm" svg:viewBox="0 0 6301 424" draw:points="0,424 6301,424 6301,0 0,0">
            <text:p/>
          </draw:polygon>
          <draw:frame draw:style-name="gr6" draw:text-style-name="P2" draw:layer="layout" svg:width="6.3cm" svg:height="0.423cm" svg:x="12.25cm" svg:y="9.133cm">
            <draw:text-box>
              <text:p text:style-name="P4"><text:span text:style-name="T2">+keyPressed(e:KeyEvent) : void</text:span></text:p>
            </draw:text-box>
          </draw:frame>
        </draw:g>
        <draw:g>
          <draw:polygon draw:style-name="gr5" draw:text-style-name="P5" draw:layer="layout" svg:width="6.3cm" svg:height="0.423cm" svg:x="12.25cm" svg:y="10.403cm" svg:viewBox="0 0 6301 424" draw:points="0,424 6301,424 6301,0 0,0">
            <text:p/>
          </draw:polygon>
          <draw:frame draw:style-name="gr6" draw:text-style-name="P2" draw:layer="layout" svg:width="6.3cm" svg:height="0.423cm" svg:x="12.25cm" svg:y="10.403cm">
            <draw:text-box>
              <text:p text:style-name="P4"><text:span text:style-name="T2">+main(args : string[]) : void</text:span></text:p>
            </draw:text-box>
          </draw:frame>
        </draw:g>
        <draw:g>
          <draw:polygon draw:style-name="gr5" draw:text-style-name="P5" draw:layer="layout" svg:width="6.3cm" svg:height="0.423cm" svg:x="12.25cm" svg:y="9.556cm" svg:viewBox="0 0 6301 424" draw:points="0,424 6301,424 6301,0 0,0">
            <text:p/>
          </draw:polygon>
          <draw:frame draw:style-name="gr6" draw:text-style-name="P2" draw:layer="layout" svg:width="6.3cm" svg:height="0.423cm" svg:x="12.25cm" svg:y="9.556cm">
            <draw:text-box>
              <text:p text:style-name="P4"><text:span text:style-name="T2">+keyReleased(e:KeyEvent) : void</text:span></text:p>
            </draw:text-box>
          </draw:frame>
        </draw:g>
        <draw:g>
          <draw:polygon draw:style-name="gr5" draw:text-style-name="P5" draw:layer="layout" svg:width="6.3cm" svg:height="0.423cm" svg:x="12.25cm" svg:y="9.98cm" svg:viewBox="0 0 6301 424" draw:points="0,424 6301,424 6301,0 0,0">
            <text:p/>
          </draw:polygon>
          <draw:frame draw:style-name="gr6" draw:text-style-name="P2" draw:layer="layout" svg:width="6.3cm" svg:height="0.423cm" svg:x="12.25cm" svg:y="9.98cm">
            <draw:text-box>
              <text:p text:style-name="P4"><text:span text:style-name="T2">+keyTyped(e:KeyEvent) : void</text:span></text:p>
            </draw:text-box>
          </draw:frame>
        </draw:g>
        <draw:connector draw:style-name="gr9" draw:text-style-name="P7" draw:layer="layout" svg:x1="3.4cm" svg:y1="27.234cm" svg:x2="5cm" svg:y2="26.5cm" draw:start-shape="id1" draw:start-glue-point="0" draw:end-shape="id2" draw:end-glue-point="2" svg:d="M3400 27234v-734h1600" svg:viewBox="0 0 1601 735">
          <text:p/>
        </draw:connector>
        <draw:line draw:style-name="gr10" draw:text-style-name="P8" xml:id="id2" draw:id="id2" draw:layer="layout" svg:x1="5cm" svg:y1="26.5cm" svg:x2="5cm" svg:y2="25.5cm">
          <text:p/>
        </draw:line>
        <draw:connector draw:style-name="gr9" draw:text-style-name="P7" xml:id="id5" draw:id="id5" draw:layer="layout" svg:x1="6.425cm" svg:y1="27.234cm" svg:x2="5cm" svg:y2="26.5cm" draw:start-shape="id3" draw:start-glue-point="0" draw:end-shape="id2" draw:end-glue-point="2" svg:d="M6425 27234v-734h-1425" svg:viewBox="0 0 1426 735">
          <text:p/>
        </draw:connector>
        <draw:connector draw:style-name="gr9" draw:text-style-name="P7" xml:id="id7" draw:id="id7" draw:layer="layout" svg:x1="9.35cm" svg:y1="27.234cm" svg:x2="6.425cm" svg:y2="26.5cm" draw:start-shape="id4" draw:start-glue-point="0" draw:end-shape="id5" draw:end-glue-point="0" svg:d="M9350 27234v-734h-2925" svg:viewBox="0 0 2926 735">
          <text:p/>
        </draw:connector>
        <draw:connector draw:style-name="gr9" draw:text-style-name="P7" xml:id="id9" draw:id="id9" draw:layer="layout" svg:x1="12.275cm" svg:y1="27.234cm" svg:x2="9.35cm" svg:y2="26.5cm" draw:start-shape="id6" draw:start-glue-point="0" draw:end-shape="id7" draw:end-glue-point="0" svg:d="M12275 27234v-734h-2925" svg:viewBox="0 0 2926 735">
          <text:p/>
        </draw:connector>
        <draw:connector draw:style-name="gr9" draw:text-style-name="P7" draw:layer="layout" svg:x1="15.35cm" svg:y1="27.234cm" svg:x2="12.275cm" svg:y2="26.5cm" draw:start-shape="id8" draw:start-glue-point="0" draw:end-shape="id9" draw:end-glue-point="0" svg:d="M15350 27234v-734h-3075" svg:viewBox="0 0 3076 735">
          <text:p/>
        </draw:connector>
        <draw:connector draw:style-name="gr9" draw:text-style-name="P7" draw:layer="layout" svg:x1="12.15cm" svg:y1="6.754cm" svg:x2="10.501cm" svg:y2="7.754cm" draw:start-shape="id10" draw:end-shape="id11" svg:d="M12150 6754h-824v1000h-825" svg:viewBox="0 0 1650 1001">
          <text:p/>
        </draw:connector>
        <draw:connector draw:style-name="gr9" draw:text-style-name="P7" draw:layer="layout" svg:x1="6.375cm" svg:y1="12.986cm" svg:x2="5.95cm" svg:y2="13.555cm" draw:start-shape="id11" draw:start-glue-point="2" draw:end-shape="id12" draw:end-glue-point="0" svg:d="M6375 12986v291h-425v278" svg:viewBox="0 0 426 570">
          <text:p/>
        </draw:connector>
        <draw:connector draw:style-name="gr9" draw:text-style-name="P7" draw:layer="layout" svg:x1="15.4cm" svg:y1="10.928cm" svg:x2="15.4cm" svg:y2="13.555cm" draw:start-shape="id10" draw:start-glue-point="2" draw:end-shape="id13" svg:d="M15400 10928v2627" svg:viewBox="0 0 1 262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arker_5f_0" draw:display-name="Marker_0" svg:viewBox="0 0 20 30" svg:d="M10 0l-10 30h20zM10 12l-5 15h1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05T15:20:44.961000000</dc:date>
    <dc:language>en-US</dc:language>
    <meta:creation-date>2016-02-03T09:00:21Z</meta:creation-date>
    <meta:initial-creator>Magnus Tullock</meta:initial-creator>
    <meta:generator>LibreOffice/7.2.2.2$Windows_X86_64 LibreOffice_project/02b2acce88a210515b4a5bb2e46cbfb63fe97d56</meta:generator>
    <meta:editing-duration>PT7M31S</meta:editing-duration>
    <meta:editing-cycles>1</meta:editing-cycles>
    <meta:document-statistic meta:object-count="339"/>
    <meta:user-defined meta:name="company">Orkney College UHI</meta:user-defined>
    <meta:template xlink:type="simple" xlink:actuate="onRequest" xlink:title="USTRME_M.VSTX" xlink:href=""/>
  </office:meta>
</office:document-meta>
</file>